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CallStack.leaveB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CallStack.enterBlock( Servle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Stack.getBaseBlockCont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lockCallStackInfo.BlockCallStackInfo( ServletContext servletContext , boolean superCa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CallStack.enterBlock( ServletContext context , boolean superCal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lockCallStack.enterSuperBlock( Servle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CallStack.getCurrentBlockCon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